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border-top="none" fo:border-left="none" fo:border-bottom="0.0138in solid #000000" fo:border-right="none" fo:padding="0in" style:shadow="none"/>
    </style:style>
    <style:style style:name="T2" style:parent-style-name="Fuentedepárrafopredeter." style:family="text">
      <style:text-properties style:font-name="Calibri" fo:language="ca" fo:country="ES"/>
    </style:style>
    <style:style style:name="T3" style:parent-style-name="Fuentedepárrafopredeter." style:family="text">
      <style:text-properties style:font-name="Calibri" fo:font-size="10.5pt" style:font-size-asian="10.5pt" fo:language="ca" fo:country="ES"/>
    </style:style>
    <style:style style:name="T4" style:parent-style-name="Fuentedepárrafopredeter." style:family="text">
      <style:text-properties style:font-name="Calibri" fo:font-size="10.5pt" style:font-size-asian="10.5pt" fo:language="ca" fo:country="ES"/>
    </style:style>
    <style:style style:name="T5" style:parent-style-name="Fuentedepárrafopredeter." style:family="text">
      <style:text-properties style:font-name="Calibri" fo:font-size="10.5pt" style:font-size-asian="10.5pt" fo:language="ca" fo:country="ES"/>
    </style:style>
    <style:style style:name="T6" style:parent-style-name="Fuentedepárrafopredeter." style:family="text">
      <style:text-properties style:font-name="Calibri" fo:font-size="10.5pt" style:font-size-asian="10.5pt" fo:language="ca" fo:country="ES"/>
    </style:style>
    <style:style style:name="T7" style:parent-style-name="Fuentedepárrafopredeter." style:family="text">
      <style:text-properties style:font-name="Calibri" fo:font-size="10.5pt" style:font-size-asian="10.5pt" fo:language="ca" fo:country="ES"/>
    </style:style>
    <style:style style:name="T8" style:parent-style-name="Fuentedepárrafopredeter." style:family="text">
      <style:text-properties style:font-name="Calibri" fo:font-size="10.5pt" style:font-size-asian="10.5pt" fo:language="ca" fo:country="ES"/>
    </style:style>
    <style:style style:name="T9" style:parent-style-name="Fuentedepárrafopredeter." style:family="text">
      <style:text-properties style:font-name="Calibri" fo:font-size="10.5pt" style:font-size-asian="10.5pt" fo:language="ca" fo:country="ES"/>
    </style:style>
    <style:style style:name="T10" style:parent-style-name="Fuentedepárrafopredeter." style:family="text">
      <style:text-properties style:font-name="Calibri" fo:font-size="10.5pt" style:font-size-asian="10.5pt" fo:language="ca" fo:country="ES"/>
    </style:style>
    <style:style style:name="T11" style:parent-style-name="Fuentedepárrafopredeter." style:family="text">
      <style:text-properties style:font-name="Calibri" fo:font-size="10.5pt" style:font-size-asian="10.5pt" fo:language="ca" fo:country="ES"/>
    </style:style>
    <style:style style:name="P12" style:parent-style-name="Standard" style:list-style-name="LFO1" style:family="paragraph">
      <style:paragraph-properties fo:text-align="justify" fo:margin-top="0.118in" fo:margin-bottom="0.0395in"/>
    </style:style>
    <style:style style:name="T13" style:parent-style-name="Fuentedepárrafopredeter." style:family="text">
      <style:text-properties style:font-name="Calibri" fo:font-size="10.5pt" style:font-size-asian="10.5pt" fo:language="ca" fo:country="ES"/>
    </style:style>
    <style:style style:name="T14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15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16" style:parent-style-name="Standard" style:family="paragraph">
      <style:paragraph-properties fo:text-align="justify" fo:margin-top="0.118in" fo:margin-bottom="0.0395in"/>
    </style:style>
    <style:style style:name="T17" style:parent-style-name="Fuentedepárrafopredeter." style:family="text">
      <style:text-properties style:font-name="Calibri" fo:font-size="10.5pt" style:font-size-asian="10.5pt" fo:language="ca" fo:country="ES"/>
    </style:style>
    <style:style style:name="T18" style:parent-style-name="Fuentedepárrafopredeter." style:family="text">
      <style:text-properties style:font-name="Calibri" fo:font-size="10.5pt" style:font-size-asian="10.5pt" fo:language="ca" fo:country="ES"/>
    </style:style>
    <style:style style:name="T19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20" style:parent-style-name="Standard" style:family="paragraph">
      <style:paragraph-properties fo:text-align="justify" fo:margin-top="0.118in" fo:margin-bottom="0.0395in"/>
    </style:style>
    <style:style style:name="T21" style:parent-style-name="Fuentedepárrafopredeter." style:family="text">
      <style:text-properties style:font-name="Calibri" fo:font-size="10.5pt" style:font-size-asian="10.5pt" fo:language="ca" fo:country="ES"/>
    </style:style>
    <style:style style:name="T22" style:parent-style-name="Fuentedepárrafopredeter." style:family="text">
      <style:text-properties style:font-name="Calibri" fo:font-size="10.5pt" style:font-size-asian="10.5pt" fo:language="ca" fo:country="ES"/>
    </style:style>
    <style:style style:name="T23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24" style:parent-style-name="Standard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25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26" style:parent-style-name="Standard" style:list-style-name="LFO1" style:family="paragraph">
      <style:paragraph-properties fo:text-align="justify" fo:margin-top="0.118in" fo:margin-bottom="0.0395in"/>
    </style:style>
    <style:style style:name="T27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28" style:parent-style-name="Fuentedepárrafopredeter." style:family="text">
      <style:text-properties style:font-name="Calibri" fo:font-size="10.5pt" style:font-size-asian="10.5pt" fo:language="ca" fo:country="ES"/>
    </style:style>
    <style:style style:name="T29" style:parent-style-name="Fuentedepárrafopredeter." style:family="text">
      <style:text-properties style:font-name="Calibri" fo:font-size="10.5pt" style:font-size-asian="10.5pt" fo:language="ca" fo:country="ES"/>
    </style:style>
    <style:style style:name="P30" style:parent-style-name="Standard" style:list-style-name="LFO1" style:family="paragraph">
      <style:paragraph-properties fo:text-align="justify" fo:margin-top="0.118in" fo:margin-bottom="0.0395in"/>
    </style:style>
    <style:style style:name="T31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32" style:parent-style-name="Fuentedepárrafopredeter." style:family="text">
      <style:text-properties style:font-name="Calibri" fo:font-size="10.5pt" style:font-size-asian="10.5pt" fo:language="ca" fo:country="ES"/>
    </style:style>
    <style:style style:name="P33" style:parent-style-name="Standard" style:list-style-name="LFO1" style:family="paragraph">
      <style:paragraph-properties fo:text-align="justify" fo:margin-top="0.118in" fo:margin-bottom="0.0395in"/>
    </style:style>
    <style:style style:name="T34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35" style:parent-style-name="Fuentedepárrafopredeter." style:family="text">
      <style:text-properties style:font-name="Calibri" fo:font-size="10.5pt" style:font-size-asian="10.5pt" fo:language="ca" fo:country="ES"/>
    </style:style>
    <style:style style:name="T36" style:parent-style-name="Fuentedepárrafopredeter." style:family="text">
      <style:text-properties style:font-name="Calibri" fo:font-size="10.5pt" style:font-size-asian="10.5pt" fo:language="ca" fo:country="ES"/>
    </style:style>
    <style:style style:name="P37" style:parent-style-name="Standard" style:list-style-name="LFO1" style:family="paragraph">
      <style:paragraph-properties fo:text-align="justify" fo:margin-top="0.118in" fo:margin-bottom="0.0395in"/>
    </style:style>
    <style:style style:name="T38" style:parent-style-name="Fuentedepárrafopredeter." style:family="text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39" style:parent-style-name="Fuentedepárrafopredeter." style:family="text">
      <style:text-properties style:font-name="Calibri" fo:font-size="10.5pt" style:font-size-asian="10.5pt" fo:language="ca" fo:country="ES"/>
    </style:style>
    <style:style style:name="P40" style:parent-style-name="Standard" style:family="paragraph">
      <style:paragraph-properties fo:text-align="justify" fo:margin-top="0.118in" fo:margin-bottom="0.0395in" fo:margin-left="0.4923in" fo:text-indent="-0.25in">
        <style:tab-stops/>
      </style:paragraph-properties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41" style:parent-style-name="Standard" style:family="paragraph">
      <style:paragraph-properties fo:text-align="justify" fo:margin-top="0.118in" fo:margin-bottom="0.0395in" fo:margin-left="0.4923in" fo:text-indent="-0.25in">
        <style:tab-stops/>
      </style:paragraph-properties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42" style:parent-style-name="Standard" style:family="paragraph">
      <style:paragraph-properties fo:text-align="justify" fo:margin-top="0.118in" fo:margin-bottom="0.0395in" fo:margin-left="0.4923in" fo:text-indent="-0.25in">
        <style:tab-stops/>
      </style:paragraph-properties>
      <style:text-properties style:font-name="Calibri" fo:font-weight="bold" style:font-weight-asian="bold" style:font-weight-complex="bold" fo:font-size="10.5pt" style:font-size-asian="10.5pt" style:text-underline-type="single" style:text-underline-style="solid" style:text-underline-width="auto" style:text-underline-mode="continuous" fo:language="ca" fo:country="ES"/>
    </style:style>
    <style:style style:name="P43" style:parent-style-name="Standard" style:family="paragraph">
      <style:paragraph-properties fo:text-align="justify" fo:margin-top="0.118in" fo:margin-bottom="0.0395in" fo:margin-left="0.4923in" fo:text-indent="-0.25in">
        <style:tab-stops/>
      </style:paragraph-properties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44" style:parent-style-name="Standard" style:list-style-name="LFO2" style:family="paragraph">
      <style:paragraph-properties fo:margin-top="0.118in" fo:margin-bottom="0.0395in"/>
      <style:text-properties style:font-name="Calibri" fo:font-size="10.5pt" style:font-size-asian="10.5pt" fo:language="ca" fo:country="ES"/>
    </style:style>
    <style:style style:name="P45" style:parent-style-name="Standard" style:family="paragraph">
      <style:paragraph-properties fo:margin-top="0.118in" fo:margin-bottom="0.0395in" fo:margin-left="0.4923in">
        <style:tab-stops/>
      </style:paragraph-properties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46" style:parent-style-name="Standard" style:list-style-name="LFO3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47" style:parent-style-name="Standard" style:family="paragraph">
      <style:paragraph-properties fo:text-align="justify" fo:margin-top="0.118in" fo:margin-bottom="0.0395in" fo:margin-left="0.4923in">
        <style:tab-stops/>
      </style:paragraph-properties>
      <style:text-properties style:font-name="Calibri" fo:font-weight="bold" style:font-weight-asian="bold" style:font-weight-complex="bold" fo:font-size="10.5pt" style:font-size-asian="10.5pt" style:text-underline-type="single" style:text-underline-style="solid" style:text-underline-width="auto" style:text-underline-mode="continuous" fo:language="ca" fo:country="ES"/>
    </style:style>
    <style:style style:name="P48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49" style:parent-style-name="Standard" style:list-style-name="LFO4" style:family="paragraph">
      <style:paragraph-properties fo:text-align="justify" fo:margin-top="0.118in" fo:margin-bottom="0.0395in"/>
    </style:style>
    <style:style style:name="T50" style:parent-style-name="Fuentedepárrafopredeter." style:family="text">
      <style:text-properties style:font-name="Calibri" fo:font-size="10.5pt" style:font-size-asian="10.5pt" fo:language="ca" fo:country="ES"/>
    </style:style>
    <style:style style:name="T51" style:parent-style-name="Fuentedepárrafopredeter." style:family="text">
      <style:text-properties style:font-name="Calibri" fo:font-style="italic" style:font-style-asian="italic" style:font-style-complex="italic" fo:font-size="10.5pt" style:font-size-asian="10.5pt" fo:language="ca" fo:country="ES"/>
    </style:style>
    <style:style style:name="T52" style:parent-style-name="Fuentedepárrafopredeter." style:family="text">
      <style:text-properties style:font-name="Calibri" fo:font-size="10.5pt" style:font-size-asian="10.5pt" fo:language="ca" fo:country="ES"/>
    </style:style>
    <style:style style:name="P53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54" style:parent-style-name="Standard" style:list-style-name="LFO4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55" style:parent-style-name="Standard" style:list-style-name="LFO4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56" style:parent-style-name="Standard" style:list-style-name="LFO4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57" style:parent-style-name="Standard" style:family="paragraph">
      <style:paragraph-properties fo:text-align="justify" fo:margin-top="0.118in" fo:margin-bottom="0.0395in"/>
    </style:style>
    <style:style style:name="P58" style:parent-style-name="Standard" style:list-style-name="LFO5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TableColumn60" style:family="table-column">
      <style:table-column-properties style:column-width="1.0145in" style:use-optimal-column-width="false"/>
    </style:style>
    <style:style style:name="TableColumn61" style:family="table-column">
      <style:table-column-properties style:column-width="0.3638in" style:use-optimal-column-width="false"/>
    </style:style>
    <style:style style:name="TableColumn62" style:family="table-column">
      <style:table-column-properties style:column-width="0.3833in" style:use-optimal-column-width="false"/>
    </style:style>
    <style:style style:name="TableColumn63" style:family="table-column">
      <style:table-column-properties style:column-width="0.402in" style:use-optimal-column-width="false"/>
    </style:style>
    <style:style style:name="TableColumn64" style:family="table-column">
      <style:table-column-properties style:column-width="0.3736in" style:use-optimal-column-width="false"/>
    </style:style>
    <style:style style:name="TableColumn65" style:family="table-column">
      <style:table-column-properties style:column-width="0.3826in" style:use-optimal-column-width="false"/>
    </style:style>
    <style:style style:name="TableColumn66" style:family="table-column">
      <style:table-column-properties style:column-width="0.3923in" style:use-optimal-column-width="false"/>
    </style:style>
    <style:style style:name="TableColumn67" style:family="table-column">
      <style:table-column-properties style:column-width="0.4118in" style:use-optimal-column-width="false"/>
    </style:style>
    <style:style style:name="TableColumn68" style:family="table-column">
      <style:table-column-properties style:column-width="0.45in" style:use-optimal-column-width="false"/>
    </style:style>
    <style:style style:name="TableColumn69" style:family="table-column">
      <style:table-column-properties style:column-width="0.4027in" style:use-optimal-column-width="false"/>
    </style:style>
    <style:style style:name="TableColumn70" style:family="table-column">
      <style:table-column-properties style:column-width="0.402in" style:use-optimal-column-width="false"/>
    </style:style>
    <style:style style:name="Table59" style:family="table">
      <style:table-properties style:width="4.9791in" fo:margin-left="0.0312in" table:align="left"/>
    </style:style>
    <style:style style:name="TableRow71" style:family="table-row">
      <style:table-row-properties style:min-row-height="0.9375in" style:use-optimal-row-height="false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75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7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Cell92" style:family="table-cell">
      <style:table-cell-properties fo:border="0.0034in solid #000000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fo:font-weight="bold" style:font-weight-asian="bold" style:font-weight-complex="bold" fo:font-size="10.5pt" style:font-size-asian="10.5pt" fo:language="ca" fo:country="E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fo:font-weight="bold" style:font-weight-asian="bold" style:font-weight-complex="bold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weight="bold" style:font-weight-asian="bold" style:font-weight-complex="bold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alibri" fo:font-weight="bold" style:font-weight-asian="bold" style:font-weight-complex="bold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weight="bold" style:font-weight-asian="bold" style:font-weight-complex="bold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86" style:family="table-row">
      <style:table-row-properties style:min-row-height="0.3034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Calibri"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alibri" fo:font-weight="bold" style:font-weight-asian="bold" style:font-weight-complex="bold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alibri" fo:font-weight="bold" style:font-weight-asian="bold"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Calibri" fo:font-weight="bold" style:font-weight-asian="bold" style:font-weight-complex="bold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alibri" fo:font-weight="bold" style:font-weight-asian="bold" style:font-weight-complex="bold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alibri" fo:font-weight="bold" style:font-weight-asian="bold" style:font-weight-complex="bold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Calibri" fo:font-weight="bold" style:font-weight-asian="bold" style:font-weight-complex="bold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Calibri" fo:font-weight="bold" style:font-weight-asian="bold" style:font-weight-complex="bold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alibri" fo:font-weight="bold" style:font-weight-asian="bold" style:font-weight-complex="bold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Calibri" fo:font-weight="bold" style:font-weight-asian="bold" style:font-weight-complex="bold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Calibri" fo:font-weight="bold" style:font-weight-asian="bold" style:font-weight-complex="bold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Calibri" fo:font-weight="bold" style:font-weight-asian="bold" style:font-weight-complex="bold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Calibri" fo:font-weight="bold" style:font-weight-asian="bold" style:font-weight-complex="bold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Calibri" fo:font-weight="bold" style:font-weight-asian="bold" style:font-weight-complex="bold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Calibri" fo:font-weight="bold" style:font-weight-asian="bold" style:font-weight-complex="bold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Calibri" fo:font-weight="bold" style:font-weight-asian="bold" style:font-weight-complex="bold"/>
    </style:style>
    <style:style style:name="TableCell5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Calibri" fo:font-weight="bold" style:font-weight-asian="bold" style:font-weight-complex="bold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Calibri" fo:font-weight="bold" style:font-weight-asian="bold" style:font-weight-complex="bold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5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Calibri" fo:font-weight="bold" style:font-weight-asian="bold" style:font-weight-complex="bold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Calibri" fo:font-weight="bold" style:font-weight-asian="bold" style:font-weight-complex="bold"/>
    </style:style>
    <style:style style:name="TableCell6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Calibri" fo:font-weight="bold" style:font-weight-asian="bold" style:font-weight-complex="bold"/>
    </style:style>
    <style:style style:name="TableCell6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P669" style:parent-style-name="Standard" style:list-style-name="LFO1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670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1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2" style:parent-style-name="Standard" style:list-style-name="LFO1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673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4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5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6" style:parent-style-name="Standard" style:list-style-name="LFO1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P677" style:parent-style-name="Standard" style:family="paragraph">
      <style:paragraph-properties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8" style:parent-style-name="Standard" style:family="paragraph">
      <style:paragraph-properties fo:break-before="page" fo:text-align="justify" fo:margin-top="0.118in" fo:margin-bottom="0.0395in"/>
      <style:text-properties style:font-name="Calibri" fo:font-weight="bold" style:font-weight-asian="bold" style:font-weight-complex="bold" fo:font-size="10.5pt" style:font-size-asian="10.5pt" fo:language="ca" fo:country="ES"/>
    </style:style>
    <style:style style:name="P679" style:parent-style-name="Standard" style:list-style-name="LFO1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  <style:style style:name="TableColumn681" style:family="table-column">
      <style:table-column-properties style:column-width="2.3645in" style:use-optimal-column-width="false"/>
    </style:style>
    <style:style style:name="TableColumn682" style:family="table-column">
      <style:table-column-properties style:column-width="4.3333in" style:use-optimal-column-width="false"/>
    </style:style>
    <style:style style:name="Table680" style:family="table">
      <style:table-properties style:width="6.6979in" fo:margin-left="0in" table:align="lef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34in solid #4C1900" fo:background-color="#663300" fo:padding-top="0in" fo:padding-left="0in" fo:padding-bottom="0in" fo:padding-right="0in"/>
    </style:style>
    <style:style style:name="P685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686" style:family="table-cell">
      <style:table-cell-properties fo:border="0.0034in solid #4C1900" fo:background-color="#663300" fo:padding-top="0in" fo:padding-left="0in" fo:padding-bottom="0in" fo:padding-right="0in"/>
    </style:style>
    <style:style style:name="P687" style:parent-style-name="TableContents" style:family="paragraph">
      <style:text-properties style:font-name="Calibri" fo:font-weight="bold" style:font-weight-asian="bold" style:font-weight-complex="bold" fo:text-transform="uppercase" style:font-relief="embossed" fo:color="#FF0000" fo:language="ca" fo:country="ES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690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691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692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695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696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697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00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01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02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05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06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07" style:parent-style-name="TableContents" style:list-style-name="LFO6" style:family="paragraph"/>
    <style:style style:name="T708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709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10" style:parent-style-name="TableContents" style:list-style-name="LFO6" style:family="paragraph"/>
    <style:style style:name="T711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12" style:parent-style-name="TableContents" style:list-style-name="LFO6" style:family="paragraph"/>
    <style:style style:name="T713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14" style:parent-style-name="TableContents" style:list-style-name="LFO6" style:family="paragraph"/>
    <style:style style:name="T715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716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17" style:parent-style-name="TableContents" style:list-style-name="LFO6" style:family="paragraph"/>
    <style:style style:name="T718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19" style:parent-style-name="TableContents" style:list-style-name="LFO6" style:family="paragraph"/>
    <style:style style:name="T720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21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24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25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26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29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30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31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34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35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36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39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40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T741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742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743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color="#000000" fo:language="ca" fo:country="ES"/>
    </style:style>
    <style:style style:name="T744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47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48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49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52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53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P754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4C1900" fo:border-bottom="0.0034in solid #4C1900" fo:border-right="0.0034in solid #4C1900" fo:background-color="#996633" fo:padding-top="0in" fo:padding-left="0in" fo:padding-bottom="0in" fo:padding-right="0in"/>
    </style:style>
    <style:style style:name="P757" style:parent-style-name="TableContents" style:family="paragraph">
      <style:text-properties style:font-name="Calibri" fo:font-weight="bold" style:font-weight-asian="bold" style:font-weight-complex="bold" fo:color="#FFFFFF" fo:language="ca" fo:country="ES"/>
    </style:style>
    <style:style style:name="TableCell758" style:family="table-cell">
      <style:table-cell-properties fo:border-top="none" fo:border-left="0.0034in solid #FF6633" fo:border-bottom="0.0034in solid #FF6633" fo:border-right="0.0034in solid #FF6633" fo:background-color="#FFCC99" fo:padding-top="0in" fo:padding-left="0in" fo:padding-bottom="0in" fo:padding-right="0in"/>
    </style:style>
    <style:style style:name="T759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760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T761" style:parent-style-name="Fuentedepárrafopredeter." style:family="text">
      <style:text-properties style:font-name="Calibri" fo:font-weight="bold" style:font-weight-asian="bold" style:font-weight-complex="bold" fo:font-style="italic" style:font-style-asian="italic" fo:color="#000000" fo:language="ca" fo:country="ES"/>
    </style:style>
    <style:style style:name="T762" style:parent-style-name="Fuentedepárrafopredeter." style:family="text">
      <style:text-properties style:font-name="Calibri" fo:font-weight="bold" style:font-weight-asian="bold" style:font-weight-complex="bold" fo:color="#000000" fo:language="ca" fo:country="ES"/>
    </style:style>
    <style:style style:name="P763" style:parent-style-name="TableContents" style:family="paragraph">
      <style:text-properties style:font-name="Calibri" fo:font-weight="bold" style:font-weight-asian="bold" style:font-weight-complex="bold" fo:color="#000000" fo:language="ca" fo:country="ES"/>
    </style:style>
    <style:style style:name="P764" style:parent-style-name="Standard" style:family="paragraph">
      <style:paragraph-properties fo:text-align="justify" fo:margin-top="0.118in" fo:margin-bottom="0.0395in"/>
      <style:text-properties style:font-name="Calibri" fo:font-size="10.5pt" style:font-size-asian="10.5pt" fo:language="ca" fo:country="ES"/>
    </style:style>
  </office:automatic-styles>
  <office:body>
    <office:text text:use-soft-page-breaks="true">
      <text:p text:style-name="P1"><text:span text:style-name="T2">Pràctica 1.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Andal Marasigan, Aaron</text:span></text:p>
      <text:list text:style-name="LFO1" text:continue-numbering="true">
        <text:list-item>
          <text:p text:style-name="P12"><text:span text:style-name="T13">Les aplicacions web són aquelles que utilitzen un navegador com a entorn de treball, però, què és un navegador?<text:s/></text:span><text:span text:style-name="T14">Un navegador és un software<text:s/></text:span><text:span text:style-name="T15">(programa) que permet accés a Internet, interpretar la informació d'arxius i poder entrar a llocs webs per a que els usuaris puguin llegir el seu contingut.</text:span></text:p>
        </text:list-item>
      </text:list>
      <text:p text:style-name="P16"><text:span text:style-name="T17">◦</text:span><text:span text:style-name="T18"><text:s/>Quins navegadors coneixeu?<text:s/></text:span><text:span text:style-name="T19">Els navegadors que conec són IE, Google Chrome, Mozilla Firefox, etc.</text:span></text:p>
      <text:p text:style-name="P20"><text:span text:style-name="T21">◦</text:span><text:span text:style-name="T22"><text:s/>Quin és el millor, segons vosaltres?<text:s/></text:span><text:span text:style-name="T23">El millor per a mi és Google Chrome</text:span></text:p>
      <text:p text:style-name="P24">◦<text:s/>Quins avantatges o inconvenients tenen els seus competidors respecte aquest?</text:p>
      <text:p text:style-name="P25">Google Chrome posseeix certs avantatges:</text:p>
      <text:list text:style-name="LFO1" text:continue-numbering="true">
        <text:list-item>
          <text:list>
            <text:list-item>
              <text:list>
                <text:list-item>
                  <text:p text:style-name="P26"><text:span text:style-name="T27">Rapidesa:<text:s/></text:span><text:span text:style-name="T28">Google Chrome s'ha demostrat que és un dels navegad</text:span><text:span text:style-name="T29">ors més ràpids i eficients que qualsevol altre navegador (Ex. Internet Explorer).</text:span></text:p>
                </text:list-item>
                <text:list-item>
                  <text:p text:style-name="P30"><text:span text:style-name="T31">Estabilitat:<text:s/></text:span><text:span text:style-name="T32">Google Chrome permet obrir moltes pestanyes, tantes com l'usuari vulgui.</text:span></text:p>
                </text:list-item>
                <text:list-item>
                  <text:p text:style-name="P33"><text:span text:style-name="T34">Flexibilitat:<text:s/></text:span><text:span text:style-name="T35">Google Chrome permet estar connectat en qualsevol moment i permet fer rece</text:span><text:span text:style-name="T36">rques de manera ràpida i obtenir informació gràcies als feeds que l'usuari es sindica.</text:span></text:p>
                </text:list-item>
                <text:list-item>
                  <text:p text:style-name="P37"><text:span text:style-name="T38">Seguretat:<text:s/></text:span><text:span text:style-name="T39">Google Chrome ens adverteix de llocs on hi ha un possible malware o simplement és un lloc que pot perjudicar l'ordinador.</text:span></text:p>
                </text:list-item>
              </text:list>
            </text:list-item>
          </text:list>
        </text:list-item>
      </text:list>
      <text:p text:style-name="P40">D'inconvenients podem trobar-hi molt<text:s/>poques. Les configuracions del Google Chrome són molt superficials. Pot ocasionar problemes d'incompatibilitat quant a programes.</text:p>
      <text:p text:style-name="P41">Respecte Google Chrome, altres competidors tenen els seus avantatges i inconvenients.</text:p>
      <text:p text:style-name="P42">IE</text:p>
      <text:p text:style-name="P43">Avantatges</text:p>
      <text:list text:style-name="LFO2" text:continue-numbering="true">
        <text:list-item>
          <text:p text:style-name="P44"><text:bookmark-start text:name="result_box"/><text:bookmark-end text:name="result_box"/>Fa la comunicació molt més senzilla.<text:line-break/>És possible conèixer i interactuar amb moltes persones d'arreu del món.<text:line-break/>La recerca d'informació es torna molt més senzilla, sense haver d'anar forçadament a les biblioteques tradicionals.<text:line-break/>És possible trobar molts punts de vista diferent sobre alguna notícia.<text:line-break/>És possible la creació i descàrrega de programari lliure, per les seves eines col · laboratives.</text:p>
        </text:list-item>
      </text:list>
      <text:p text:style-name="P45">Inconvenients</text:p>
      <text:list text:style-name="LFO3" text:continue-numbering="true">
        <text:list-item>
          <text:p text:style-name="P46">Internet té com a inconvenients la lentitud del navegador.</text:p>
        </text:list-item>
      </text:list>
      <text:p text:style-name="P47">Mozilla Firefox</text:p>
      <text:p text:style-name="P48">Avantatges</text:p>
      <text:list text:style-name="LFO4" text:continue-numbering="true">
        <text:list-item>
          <text:p text:style-name="P49"><text:span text:style-name="T50">Més segur quant a virus &amp;<text:s/></text:span><text:span text:style-name="T51">spyware. Passwords</text:span><text:span text:style-name="T52"><text:s/>més segurs. Verifica les actualitzacions i les extensions. L'ús de favorits és ràpid i fàcil gràcies a la icona corresponent.</text:span></text:p>
        </text:list-item>
      </text:list>
      <text:p text:style-name="P53">Inconvenients</text:p>
      <text:list text:style-name="LFO4" text:continue-numbering="true">
        <text:list-item>
          <text:p text:style-name="P54">A quant més extensions s'instalen més lent serà i pot causar problemes.</text:p>
        </text:list-item>
        <text:list-item>
          <text:p text:style-name="P55">Alguns llocs web no es visualitzen correctament.</text:p>
        </text:list-item>
        <text:list-item>
          <text:p text:style-name="P56">Utilitza més recursos que un altre navegador (Més RAM).</text:p>
        </text:list-item>
      </text:list>
      <text:p text:style-name="P57"/>
      <text:list text:style-name="LFO1">
        <text:list-item text:start-value="1">
          <text:p text:style-name="P58">Classifiqueu les aplicacions web de la imatge:</text:p>
        </text:list-item>
      </text:list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TableContents"/>
          </table:table-cell>
          <table:table-cell table:style-name="TableCell73">
            <text:p text:style-name="P74">Creació</text:p>
            <text:p text:style-name="P75"><text:s/>i publicació de continguts text.</text:p>
          </table:table-cell>
          <table:table-cell table:style-name="TableCell76">
            <text:p text:style-name="P77">Entorns col·laboratius</text:p>
          </table:table-cell>
          <table:table-cell table:style-name="TableCell78">
            <text:p text:style-name="P79">Creació i publicació de continguts multi.</text:p>
          </table:table-cell>
          <table:table-cell table:style-name="TableCell80">
            <text:p text:style-name="P81">Creació i publicació de documents</text:p>
          </table:table-cell>
          <table:table-cell table:style-name="TableCell82">
            <text:p text:style-name="P83">Gestió d'imatges</text:p>
          </table:table-cell>
          <table:table-cell table:style-name="TableCell84">
            <text:p text:style-name="P85">Gestió de favorits</text:p>
          </table:table-cell>
          <table:table-cell table:style-name="TableCell86">
            <text:p text:style-name="P87">Xarxes socials</text:p>
          </table:table-cell>
          <table:table-cell table:style-name="TableCell88">
            <text:p text:style-name="P89">Gestor de documentals i de fitxers</text:p>
          </table:table-cell>
          <table:table-cell table:style-name="TableCell90">
            <text:p text:style-name="P91">Gestor de correu electrònic</text:p>
          </table:table-cell>
          <table:table-cell table:style-name="TableCell92">
            <text:p text:style-name="P93">Altres</text:p>
          </table:table-cell>
        </table:table-row>
        <table:table-row table:style-name="TableRow94">
          <table:table-cell table:style-name="TableCell95">
            <text:p text:style-name="P96">Facebook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>x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phpBB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Del.icio.us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>x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Gmail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Wikipedia</text:p>
          </table:table-cell>
          <table:table-cell table:style-name="TableCell189">
            <text:p text:style-name="P190">x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MailChimp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>x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OpenKM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x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Remember the milk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x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Youtube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x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Alfresco</text:p>
          </table:table-cell>
          <table:table-cell table:style-name="TableCell304">
            <text:p text:style-name="P305">x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Moodle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>x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Wordpress</text:p>
          </table:table-cell>
          <table:table-cell table:style-name="TableCell350">
            <text:p text:style-name="P351">x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Linked<text:s/>in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>x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Digg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>x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Scribd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>x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Blogger</text:p>
          </table:table-cell>
          <table:table-cell table:style-name="TableCell442">
            <text:p text:style-name="P443">x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Slideshare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>x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Picasa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>x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Joomla</text:p>
          </table:table-cell>
          <table:table-cell table:style-name="TableCell511">
            <text:p text:style-name="P512">x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Twitter</text:p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>x</text:p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Myspace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>x</text:p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Feedburner</text:p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>x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Drupal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>x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Flickr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>x</text:p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Dropbox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>x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</table:table>
      <text:list text:style-name="LFO1" text:continue-numbering="true">
        <text:list-item>
          <text:p text:style-name="P669">Què<text:s/>és la Wikipedia? Quins són els avantatges i inconvenients d'aquest tipus de producte?</text:p>
        </text:list-item>
      </text:list>
      <text:p text:style-name="P670">Viquipèdia és una enciclopèdia lliure que tothom pot cercar-hi informació gratuitament.</text:p>
      <text:p text:style-name="P671">Viquipèdia té com a avantatges, que es pot consultar molta informació sobre algun<text:s/>personatge i/o objecte. En<text:s/><text:soft-page-break/>canvi, com a inconvenient, la informació que posseeix viquipèdia no es bastant fiable o incomplerta.</text:p>
      <text:list text:style-name="LFO1" text:continue-numbering="true">
        <text:list-item>
          <text:p text:style-name="P672">Coneixeu el podcasting? i el videocasting? Perquè creieu que són interessants.</text:p>
        </text:list-item>
      </text:list>
      <text:p text:style-name="P673"><text:bookmark-start text:name="result_box1"/><text:bookmark-end text:name="result_box1"/>El podcasting consisteix en la distribució d'arxius multimèdia (normalment àudio o vídeo, que pot incloure text com subtítols i notes) mitjançant un sistema de redifusió (RSS) que permeti subscriure i usar un programa que el descarrega perquè l'usuari ho escolti en el moment que vulgui, generalment en el seu temps lliure.</text:p>
      <text:p text:style-name="P674"><text:bookmark-start text:name="result_box2"/><text:bookmark-end text:name="result_box2"/>El videocasting és un arxiu multimèdia que conté una informació combinada d'àudio i vídeo.</text:p>
      <text:p text:style-name="P675">Són interessants perquè ens podem assabentar de notícies i publicacions que ens poden interessar sense poder anar al lloc web.</text:p>
      <text:list text:style-name="LFO1" text:continue-numbering="true">
        <text:list-item>
          <text:p text:style-name="P676">Què és el RSS, la<text:s/>seva utilitat i quina diferència hi ha entre visitar una pàgina web de notícies i utilitzar la tecnologia RSS.</text:p>
        </text:list-item>
      </text:list>
      <text:p text:style-name="P677"><text:bookmark-start text:name="result_box3"/><text:bookmark-end text:name="result_box3"/>RSS és una forma molt senzilla perquè puguis rebre, directament al teu ordinador o en una pàgina web online (a través d'un lector RSS) informació<text:s/>actualitzada sobre les teves pàgines web favorites, sense necessitat que hagis de visitar una a una.</text:p>
      <text:p text:style-name="P678"/>
      <text:list text:style-name="LFO1" text:continue-numbering="true">
        <text:list-item>
          <text:p text:style-name="P679">Entreu a la pàgina http://wwwhatsnew.com i busqueu Una aplicació web Que nos agradi. Una Creeufitxa de l'aplicació seguint el modelo següent....</text:p>
        </text:list-item>
      </text:list>
      <table:table table:style-name="Table680">
        <table:table-columns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P685">Nom</text:p>
          </table:table-cell>
          <table:table-cell table:style-name="TableCell686">
            <text:p text:style-name="P687">GMAIL (Google MAIL)</text:p>
          </table:table-cell>
        </table:table-row>
        <table:table-row table:style-name="TableRow688">
          <table:table-cell table:style-name="TableCell689">
            <text:p text:style-name="P690">Idiomes</text:p>
          </table:table-cell>
          <table:table-cell table:style-name="TableCell691">
            <text:p text:style-name="P692">Català, Castellà, Anglès, Japonès, Italià, Xinès ... un total de 57 idiomes.</text:p>
          </table:table-cell>
        </table:table-row>
        <table:table-row table:style-name="TableRow693">
          <table:table-cell table:style-name="TableCell694">
            <text:p text:style-name="P695">Àmbit</text:p>
          </table:table-cell>
          <table:table-cell table:style-name="TableCell696">
            <text:p text:style-name="P697">Gestió de correu electrònic</text:p>
          </table:table-cell>
        </table:table-row>
        <table:table-row table:style-name="TableRow698">
          <table:table-cell table:style-name="TableCell699">
            <text:p text:style-name="P700">Utilitat</text:p>
          </table:table-cell>
          <table:table-cell table:style-name="TableCell701">
            <text:p text:style-name="P702">Gmail és una aplicació web de GOOGLE que permet organitzar i enviar correus electrònics.</text:p>
          </table:table-cell>
        </table:table-row>
        <table:table-row table:style-name="TableRow703">
          <table:table-cell table:style-name="TableCell704">
            <text:p text:style-name="P705">Primers passos<text:s/>d'ús</text:p>
          </table:table-cell>
          <table:table-cell table:style-name="TableCell706">
            <text:list text:style-name="LFO6" text:continue-numbering="true">
              <text:list-item>
                <text:p text:style-name="P707"><text:span text:style-name="T708">S'accedeix a la pàgina web<text:s/></text:span><text:a xlink:href="http://www.mail.google.com/" office:target-frame-name="_top" xlink:show="replace">www.mail.google.com</text:a><text:span text:style-name="T709"><text:s text:c="2"/></text:span></text:p>
              </text:list-item>
              <text:list-item>
                <text:p text:style-name="P710"><text:span text:style-name="T711">Cal tenir un compte de Google per a poder accedir-hi.</text:span></text:p>
              </text:list-item>
              <text:list-item>
                <text:p text:style-name="P712"><text:span text:style-name="T713">Un cop dins es pot organitzar els contactes GMAIL de l'usuari/usuària.</text:span></text:p>
              </text:list-item>
              <text:list-item>
                <text:p text:style-name="P714"><text:span text:style-name="T715">Configurar el correu electrònic<text:s/></text:span><text:span text:style-name="T716">de GMAIL.</text:span></text:p>
              </text:list-item>
              <text:list-item>
                <text:p text:style-name="P717"><text:span text:style-name="T718">Donar-li disseny a la interfície de l'aplicació web.</text:span></text:p>
              </text:list-item>
              <text:list-item>
                <text:p text:style-name="P719"><text:span text:style-name="T720">Finalment enviar correus electrònics al remitent corresponent.</text:span></text:p>
              </text:list-item>
            </text:list>
            <text:p text:style-name="P721"/>
          </table:table-cell>
        </table:table-row>
        <table:table-row table:style-name="TableRow722">
          <table:table-cell table:style-name="TableCell723">
            <text:p text:style-name="P724">Punts destacables</text:p>
          </table:table-cell>
          <table:table-cell table:style-name="TableCell725">
            <text:p text:style-name="P726">Els punts destacables de GMAIL són la seguretat, la eficiència, la gran varietat d'opcions i la rapidesa<text:s/>d'enviament.</text:p>
          </table:table-cell>
        </table:table-row>
        <table:table-row table:style-name="TableRow727">
          <table:table-cell table:style-name="TableCell728">
            <text:p text:style-name="P729">Tecnologies que utilitza</text:p>
          </table:table-cell>
          <table:table-cell table:style-name="TableCell730">
            <text:p text:style-name="P731">AJAX,<text:s/>Java, JavaScript, GmailSite (Script de PHP), Google APIs (Javascript), Google Guice (Java), Google Guava (Java), Google Swiffy (SWF - HTML)</text:p>
          </table:table-cell>
        </table:table-row>
        <table:table-row table:style-name="TableRow732">
          <table:table-cell table:style-name="TableCell733">
            <text:p text:style-name="P734">Altres aplicacions simil.</text:p>
          </table:table-cell>
          <table:table-cell table:style-name="TableCell735">
            <text:p text:style-name="P736">Yahoo Mail, Hotmail, Dailymail, Terra mail....</text:p>
          </table:table-cell>
        </table:table-row>
        <table:table-row table:style-name="TableRow737">
          <table:table-cell table:style-name="TableCell738">
            <text:p text:style-name="P739">Opinió</text:p>
          </table:table-cell>
          <table:table-cell table:style-name="TableCell740">
            <text:p text:style-name="TableContents"><text:span text:style-name="T741">GMAIL és una aplicació que s'utilitza diàriament en escoles, empreses, institucions per a mantenir usuaris connectats cada cert temps. Crec que és una aplicació essencial i bastant útil per a la comunicació amb correus electrònics. Valoro molt els e</text:span><text:span text:style-name="T742">nviaments de correu e en temps real, un mur contra l'</text:span><text:span text:style-name="T743">spam i</text:span><text:span text:style-name="T744"><text:s/>la forma en com s'organitzen els correus. Rarament té problemes aquesta aplicació web, però actualment no en conec cap.</text:span></text:p>
          </table:table-cell>
        </table:table-row>
        <table:table-row table:style-name="TableRow745">
          <table:table-cell table:style-name="TableCell746">
            <text:p text:style-name="P747">Mancances</text:p>
          </table:table-cell>
          <table:table-cell table:style-name="TableCell748">
            <text:p text:style-name="P749">És una aplicació senzilla de GOOGLE, actualment no presenta problemes quant a enviament de correus, configuració i disseny. Però és millor que s'actualitzi cada cert temps degut a les noves tecnologies que sortiran.</text:p>
          </table:table-cell>
        </table:table-row>
        <table:table-row table:style-name="TableRow750">
          <table:table-cell table:style-name="TableCell751">
            <text:p text:style-name="P752">Futur de l'aplicació</text:p>
          </table:table-cell>
          <table:table-cell table:style-name="TableCell753">
            <text:p text:style-name="P754">Google INC, cada cert temps treu al mercat noves incorporacions en el camp de la tecnologia i comunicacions, crec que aquesta aplicació web creixerà a nivell de disseny, d’utilitat, de seguretat, d’eficàcia per a poder seguir satisfent la demanda.</text:p>
          </table:table-cell>
        </table:table-row>
        <table:table-row table:style-name="TableRow755">
          <table:table-cell table:style-name="TableCell756">
            <text:p text:style-name="P757">Puntuació Global</text:p>
          </table:table-cell>
          <table:table-cell table:style-name="TableCell758">
            <text:p text:style-name="TableContents"><text:span text:style-name="T759">(8) És la puntuació que li dono perquè crec que és una aplicació web molt</text:span><text:span text:style-name="T760"><text:s/>útil per a tot tipus de persones que diàriament necessiten compartir fitxers, establir una comunicació mútua i estar sempre informats de<text:s/></text:span><text:span text:style-name="T761">feeds<text:s/></text:span><text:span text:style-name="T762">o estar subscrites en altres llocs web que ells donen informació, etc.</text:span></text:p>
            <text:p text:style-name="P763">En conclusió, GMAIL és gratuït i bastant<text:s/>útil.</text:p>
          </table:table-cell>
        </table:table-row>
      </table:table>
      <text:p text:style-name="P7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umne</meta:initial-creator>
    <dc:creator>Alumne</dc:creator>
    <meta:creation-date>2013-09-16T17:12:00Z</meta:creation-date>
    <dc:date>2013-09-20T16:10:00Z</dc:date>
    <meta:template xlink:href="Normal.dotm" xlink:type="simple"/>
    <meta:editing-cycles>4</meta:editing-cycles>
    <meta:editing-duration>PT12180S</meta:editing-duration>
    <meta:document-statistic meta:page-count="4" meta:paragraph-count="13" meta:word-count="1072" meta:character-count="6955" meta:row-count="49" meta:non-whitespace-character-count="5896"/>
  </office:meta>
</office:document-meta>
</file>